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ing_20_3">
      <style:text-properties fo:font-variant="normal" fo:text-transform="none" fo:color="#212529" loext:opacity="100%" style:font-name="apple-system" fo:font-size="24pt" fo:letter-spacing="normal" fo:font-style="normal" fo:font-weight="bold" style:font-size-asian="24pt" style:font-weight-asian="bold" style:font-size-complex="24pt" style:font-weight-complex="bold"/>
    </style:style>
    <style:style style:name="P2" style:family="paragraph" style:parent-style-name="Heading_20_3">
      <style:text-properties fo:font-variant="normal" fo:text-transform="none" fo:color="#212529" loext:opacity="100%" style:font-name="apple-system" fo:font-size="20pt" fo:letter-spacing="normal" fo:font-style="normal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</style:style>
    <style:style style:name="P6" style:family="paragraph" style:parent-style-name="Heading_20_4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letter-spacing="normal" fo:font-style="normal" fo:font-weight="normal"/>
    </style:style>
    <style:style style:name="P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</style:style>
    <style:style style:name="P8" style:family="paragraph" style:parent-style-name="Preformatted_20_Text">
      <style:paragraph-properties fo:margin-top="0cm" fo:margin-bottom="0.499cm" style:contextual-spacing="false" fo:text-align="start" style:justify-single-word="false" fo:orphans="2" fo:widows="2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P10" style:family="paragraph" style:parent-style-name="Preformatted_20_Text">
      <style:paragraph-properties fo:margin-top="0cm" fo:margin-bottom="0.499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2" style:family="paragraph" style:parent-style-name="Text_20_body" style:list-style-name="L1">
      <style:paragraph-properties fo:margin-top="0cm" fo:margin-bottom="0.499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14" style:family="paragraph" style:parent-style-name="Text_20_body" style:list-style-name="L3">
      <style:paragraph-properties fo:margin-top="0cm" fo:margin-bottom="0.499cm" style:contextual-spacing="false" fo:text-align="start" style:justify-single-word="false" fo:orphans="2" fo:widows="2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212529" loext:opacity="100%" style:font-name="apple-system" fo:font-size="11.25pt" fo:letter-spacing="normal" fo:font-style="normal" fo:font-weight="bold"/>
    </style:style>
    <style:style style:name="T3" style:family="text">
      <style:text-properties fo:font-variant="normal" fo:text-transform="none" fo:color="#212529" loext:opacity="100%" style:font-name="SFMono-Regular" fo:font-size="9.75pt" fo:letter-spacing="normal" fo:font-style="normal" fo:font-weight="bold"/>
    </style:style>
    <style:style style:name="T4" style:family="text"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T5" style:family="text">
      <style:text-properties fo:font-variant="normal" fo:text-transform="none" fo:color="#020f6e" loext:opacity="100%" style:text-line-through-style="none" style:text-line-through-type="none" style:font-name="apple-system" fo:font-size="11.2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bookmark text:name="Que_son_as_clases_e_os_obxectos.3F"/><text:bookmark text:name="yui_3_17_2_1_1669809689082_32"/>Que son as clases e os obxectos?</text:h>
      <text:p text:style-name="P5"><text:bookmark text:name="yui_3_17_2_1_1669809689082_28"/><text:span text:style-name="T1">Unha </text:span><text:a xlink:type="simple" xlink:href="http://es.wikipedia.org/wiki/Clase_%28informática%29" office:target-frame-name="_blank" xlink:show="new" text:style-name="Internet_20_link" text:visited-style-name="Visited_20_Internet_20_Link"><text:span text:style-name="T5">clase</text:span></text:a><text:span text:style-name="T1"> é un modelo para un </text:span><text:span text:style-name="Strong_20_Emphasis"><text:span text:style-name="T2">obxecto</text:span></text:span><text:span text:style-name="T1">, no que se define tanto as súas características (mediante os </text:span><text:span text:style-name="Strong_20_Emphasis"><text:span text:style-name="T2">atributos</text:span></text:span><text:span text:style-name="T1">) como o seu comportamento ou capacidades (mediante </text:span><text:span text:style-name="Strong_20_Emphasis"><text:span text:style-name="T2">métodos</text:span></text:span><text:span text:style-name="T1">).</text:span></text:p>
      <text:h text:style-name="P1" text:outline-level="3"><text:bookmark text:name="Construtores"/>Construtores</text:h>
      <text:p text:style-name="P5"><text:span text:style-name="T1">Cando creamos un novo obxecto dunha determinada clase con </text:span><text:span text:style-name="Strong_20_Emphasis"><text:span text:style-name="T2">new</text:span></text:span><text:span text:style-name="T1">, execútase un método especial denominado </text:span><text:span text:style-name="Strong_20_Emphasis"><text:span text:style-name="T2">construtor</text:span></text:span><text:span text:style-name="T1"> da clase. O construtor da clase defínese coa palabra reservada </text:span><text:span text:style-name="Strong_20_Emphasis"><text:span text:style-name="T2">public</text:span></text:span><text:span text:style-name="T1"> e o nome da clase. Non é obrigatorio definir nunha clase un construtor, xa que todas as clase teñen por defecto un construtor baleiro. Como veremos máis adiante o construtor que se define expresamente na clase úsase comunmente para iniciar os valores dos seus atributos, o que se coñece como estado</text:span></text:p>
      <text:h text:style-name="P1" text:outline-level="3"><text:bookmark text:name="Os_atributos_de_clase"/>Os atributos de clase</text:h>
      <text:p text:style-name="P5"><text:span text:style-name="T1">Un </text:span><text:span text:style-name="Strong_20_Emphasis"><text:span text:style-name="T2">atributo de clase</text:span></text:span><text:span text:style-name="T1"> é aquel que mantén sempre o mesmo valor para todos os obxectos que se creen desa clase. Deste xeito, podemos manipular o valor deste atributo sen ter que crear ou instanciar un obxecto concreto desa clase.</text:span></text:p>
      <text:h text:style-name="P1" text:outline-level="3"><text:bookmark text:name="yui_3_17_2_1_1669810033102_32"/>Métodos</text:h>
      <text:p text:style-name="P4"><text:span text:style-name="Strong_20_Emphasis"><text:span text:style-name="T1">Os métodos son os que recollen en realidade todo o código dun programa no paradigma da Programación Orientada a Obxectos.</text:span></text:span> </text:p>
      <text:p text:style-name="P3"/>
      <text:p text:style-name="P3">Para declarar un método, indicaremos:</text:p>
      <text:list text:style-name="L1">
        <text:list-item>
          <text:p text:style-name="P12"><text:bookmark text:name="yui_3_17_2_1_1669810033102_34"/>Primeiramente, o nivel de visibilidade do método.</text:p>
        </text:list-item>
        <text:list-item>
          <text:p text:style-name="P12">A continuación, o tipo de dato que devolve como resultado, ou <text:span text:style-name="T6">void</text:span> se non devolve ningún resultado.</text:p>
        </text:list-item>
        <text:list-item>
          <text:p text:style-name="P12">O nome do método.</text:p>
        </text:list-item>
        <text:list-item>
          <text:p text:style-name="P12"><text:bookmark text:name="yui_3_17_2_1_1669810033102_33"/>A lista de parámetros que recibe o método, separados por comas. Para cada parámetro indicaremos o tipo de dato e o nome do mesmo, que nos permitirá acceder a el dentro do código do método.</text:p>
        </text:list-item>
      </text:list>
      <text:p text:style-name="P4"/>
      <text:p text:style-name="P4"/>
      <text:p text:style-name="P4"/>
      <text:p text:style-name="P4"><text:soft-page-break/></text:p>
      <text:p text:style-name="P7"><text:bookmark text:name="yui_3_17_2_1_1669991666399_28"/><text:span text:style-name="Strong_20_Emphasis"><text:span text:style-name="T3">boolean</text:span></text:span><text:span text:style-name="T4"> <text:s text:c="5"/>Almacena valores true o false</text:span></text:p>
      <text:p text:style-name="P8"><text:span text:style-name="Strong_20_Emphasis"><text:span text:style-name="T3">char</text:span></text:span><text:span text:style-name="T4"> <text:s text:c="8"/>Caracteres unicode de 2 bytes</text:span></text:p>
      <text:p text:style-name="P8"><text:span text:style-name="Strong_20_Emphasis"><text:span text:style-name="T3">byte</text:span></text:span><text:span text:style-name="T4"> <text:s text:c="8"/>Enteiro entre -128 e 127</text:span></text:p>
      <text:p text:style-name="P8"><text:span text:style-name="Strong_20_Emphasis"><text:span text:style-name="T3">short</text:span></text:span><text:span text:style-name="T4"> <text:s text:c="7"/>Enteiro entre -32768 y 32767</text:span></text:p>
      <text:p text:style-name="P8"><text:span text:style-name="Strong_20_Emphasis"><text:span text:style-name="T3">int</text:span></text:span><text:span text:style-name="T4"> <text:s text:c="9"/>Enteiro entre -2.147.483.648 y 2.147.483.647</text:span></text:p>
      <text:p text:style-name="P8"><text:span text:style-name="Strong_20_Emphasis"><text:span text:style-name="T3">long</text:span></text:span><text:span text:style-name="T4"> <text:s text:c="8"/>Enteiro entre -9.223.372.036.854.775.808 e 9.223.372.036.854.775.807</text:span></text:p>
      <text:p text:style-name="P8"><text:span text:style-name="Strong_20_Emphasis"><text:span text:style-name="T3">float</text:span></text:span><text:span text:style-name="T4"> <text:s text:c="7"/>Decimal de 4 bytes (entre 6 e 7 cifras decimais equivalentes)</text:span></text:p>
      <text:p text:style-name="P8"><text:span text:style-name="Strong_20_Emphasis"><text:span text:style-name="T3">double</text:span></text:span><text:span text:style-name="T4"> <text:s text:c="6"/>Decimal de 8 bytes (unhas 15 cifras decimais)</text:span></text:p>
      <text:p text:style-name="P15"><text:span text:style-name="Strong_20_Emphasis"><text:span text:style-name="T2">Operadores binarios</text:span></text:span><text:span text:style-name="T1">: Aplicados sobre dous operandos (a op b):</text:span></text:p>
      <text:p text:style-name="P9">+ <text:s text:c="6"/>suma</text:p>
      <text:p text:style-name="P10">- <text:s text:c="6"/>resta</text:p>
      <text:p text:style-name="P10">* <text:s text:c="6"/>multiplicación</text:p>
      <text:p text:style-name="P10">/ <text:s text:c="6"/>división</text:p>
      <text:p text:style-name="P10">% <text:s text:c="6"/>módulo</text:p>
      <text:list text:style-name="L3">
        <text:list-item>
          <text:p text:style-name="P14"><text:span text:style-name="Strong_20_Emphasis"><text:span text:style-name="T2">Operadores unarios</text:span></text:span><text:span text:style-name="T1">: Aplicados sobre un só operando:</text:span></text:p>
        </text:list-item>
      </text:list>
      <text:p text:style-name="P9">+ <text:s text:c="6"/>Mantén o signo do operando</text:p>
      <text:p text:style-name="P10">- <text:s text:c="6"/>Cambia o signo o operando</text:p>
      <text:p text:style-name="P10">++ <text:s text:c="5"/>Autoincremento: Suma 1 ao operando</text:p>
      <text:p text:style-name="P10">-- <text:s text:c="5"/>Autodecremento: Resta 1 ao operando</text:p>
      <text:h text:style-name="P6" text:outline-level="4"><text:bookmark text:name="Operadores_l.C3.B3xicos"/>Operadores lóxicos</text:h>
      <text:p text:style-name="P13">Operan con valores lóxicos para devolver novos valores lóxicos:</text:p>
      <text:p text:style-name="P9">&amp;&amp; <text:s text:c="5"/>AND en curtocircuíto: Non avalía a segunda expresión se a primeira xa é falsa. </text:p>
      <text:p text:style-name="P10">|| <text:s text:c="5"/>OR en curtocircuíto: Non avalía a segunda expresión se a primeira xa é verdadeira. </text:p>
      <text:p text:style-name="P10">! <text:s text:c="6"/>NOT: Cambia o valor da variable lóxica.</text:p>
      <text:p text:style-name="P10">&amp; <text:s text:c="6"/>AND sen curtocircuíto: Avalía sempre as dúas expresións</text:p>
      <text:p text:style-name="P10">| <text:s text:c="6"/>OR sen curtocircuíto: Avalía sempre as dúas expresión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2T15:35:25.526000000</dc:date>
    <meta:editing-duration>PT13M55S</meta:editing-duration>
    <meta:editing-cycles>4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39" meta:word-count="425" meta:character-count="2670" meta:non-whitespace-character-count="2148"/>
  </office:meta>
</office:document-meta>
</file>